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Results.A" style:family="table-column">
      <style:table-column-properties style:column-width="2.3083in" style:rel-column-width="21844*"/>
    </style:style>
    <style:style style:name="Results.B" style:family="table-column">
      <style:table-column-properties style:column-width="2.3083in" style:rel-column-width="21845*"/>
    </style:style>
    <style:style style:name="Results.C" style:family="table-column">
      <style:table-column-properties style:column-width="2.3083in" style:rel-column-width="21846*"/>
    </style:style>
    <style:style style:name="Results.1" style:family="table-row">
      <style:table-row-properties fo:keep-together="auto"/>
    </style:style>
    <style:style style:name="Result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sult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Result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esult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2.3083in" style:rel-column-width="21844*"/>
    </style:style>
    <style:style style:name="Table3.B" style:family="table-column">
      <style:table-column-properties style:column-width="2.3083in" style:rel-column-width="21845*"/>
    </style:style>
    <style:style style:name="Table3.C" style:family="table-column">
      <style:table-column-properties style:column-width="2.308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bc11" officeooo:paragraph-rsid="0008bc1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e2a" officeooo:paragraph-rsid="000e5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e2a" officeooo:paragraph-rsid="00135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0e" officeooo:paragraph-rsid="001120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00e" officeooo:paragraph-rsid="00135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731" officeooo:paragraph-rsid="001247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4731" officeooo:paragraph-rsid="00135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5fd" officeooo:paragraph-rsid="00135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355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1355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L1">
      <style:text-properties officeooo:paragraph-rsid="000c7c1d"/>
    </style:style>
    <style:style style:name="P12" style:family="paragraph" style:parent-style-name="Standard" style:list-style-name="L1">
      <style:text-properties officeooo:paragraph-rsid="00181664"/>
    </style:style>
    <style:style style:name="P13" style:family="paragraph" style:parent-style-name="Standard" style:list-style-name="L1">
      <style:text-properties officeooo:rsid="00124731" officeooo:paragraph-rsid="00181664"/>
    </style:style>
    <style:style style:name="P14" style:family="paragraph" style:parent-style-name="Standard">
      <style:text-properties officeooo:rsid="00124731" officeooo:paragraph-rsid="001355fd"/>
    </style:style>
    <style:style style:name="P15" style:family="paragraph" style:parent-style-name="Standard" style:list-style-name="L8">
      <style:text-properties officeooo:rsid="00124731" officeooo:paragraph-rsid="001355fd"/>
    </style:style>
    <style:style style:name="P16" style:family="paragraph" style:parent-style-name="Standard" style:list-style-name="L1">
      <style:text-properties officeooo:rsid="001355fd" officeooo:paragraph-rsid="001355fd"/>
    </style:style>
    <style:style style:name="P17" style:family="paragraph" style:parent-style-name="Standard">
      <style:text-properties officeooo:rsid="001355fd" officeooo:paragraph-rsid="001355fd"/>
    </style:style>
    <style:style style:name="P18" style:family="paragraph" style:parent-style-name="Standard">
      <style:paragraph-properties fo:text-align="end" style:justify-single-word="false"/>
      <style:text-properties officeooo:rsid="001355fd" officeooo:paragraph-rsid="001355fd"/>
    </style:style>
    <style:style style:name="P19" style:family="paragraph" style:parent-style-name="Standard" style:list-style-name="L1">
      <style:text-properties officeooo:rsid="00139141" officeooo:paragraph-rsid="00181664"/>
    </style:style>
    <style:style style:name="P20" style:family="paragraph" style:parent-style-name="Standard" style:list-style-name="L1">
      <style:text-properties officeooo:rsid="00181664" officeooo:paragraph-rsid="00181664"/>
    </style:style>
    <style:style style:name="P21" style:family="paragraph" style:parent-style-name="Standard" style:list-style-name="L1">
      <style:text-properties officeooo:rsid="001a0973" officeooo:paragraph-rsid="001a0973"/>
    </style:style>
    <style:style style:name="P22" style:family="paragraph" style:parent-style-name="Standard">
      <style:text-properties officeooo:rsid="001a0973" officeooo:paragraph-rsid="001a0973"/>
    </style:style>
    <style:style style:name="P23" style:family="paragraph" style:parent-style-name="Standard">
      <style:text-properties fo:font-weight="bold" officeooo:rsid="001a0973" officeooo:paragraph-rsid="001a0973" style:font-weight-asian="bold" style:font-weight-complex="bold"/>
    </style:style>
    <style:style style:name="P24" style:family="paragraph" style:parent-style-name="Standard">
      <style:paragraph-properties fo:break-before="page"/>
      <style:text-properties officeooo:rsid="001355fd" officeooo:paragraph-rsid="001355fd"/>
    </style:style>
    <style:style style:name="T1" style:family="text">
      <style:text-properties officeooo:rsid="0011200e"/>
    </style:style>
    <style:style style:name="T2" style:family="text">
      <style:text-properties officeooo:rsid="00124731"/>
    </style:style>
    <style:style style:name="T3" style:family="text">
      <style:text-properties officeooo:rsid="001355fd"/>
    </style:style>
    <style:style style:name="T4" style:family="text">
      <style:text-properties officeooo:rsid="000c7c1d"/>
    </style:style>
    <style:style style:name="T5" style:family="text">
      <style:text-properties officeooo:rsid="0015a2f3"/>
    </style:style>
    <style:style style:name="T6" style:family="text">
      <style:text-properties officeooo:rsid="0018166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officeooo:rsid="00181664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72d80" style:font-style-asian="normal" style:font-weight-asian="normal" style:font-style-complex="normal" style:font-weight-complex="normal"/>
    </style:style>
    <style:style style:name="T12" style:family="text">
      <style:text-properties officeooo:rsid="001a0973"/>
    </style:style>
    <style:style style:name="T13" style:family="text">
      <style:text-properties officeooo:rsid="001bd187"/>
    </style:style>
    <style:style style:name="T14" style:family="text">
      <style:text-properties officeooo:rsid="001d496f"/>
    </style:style>
    <style:style style:name="T15" style:family="text">
      <style:text-properties officeooo:rsid="00253e97"/>
    </style:style>
    <style:style style:name="T16" style:family="text">
      <style:text-properties officeooo:rsid="00272d80"/>
    </style:style>
    <style:style style:name="T17" style:family="text">
      <style:text-properties officeooo:rsid="0028b1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Reznik</text:p>
      <text:p text:style-name="P1">Assignment 4</text:p>
      <text:p text:style-name="P1">CS20B</text:p>
      <text:p text:style-name="P1"/>
      <text:p text:style-name="P1">Questions</text:p>
      <text:p text:style-name="P1"/>
      <text:list xml:id="list2599393504" text:style-name="L1">
        <text:list-item>
          <text:p text:style-name="P11"><text:span text:style-name="T4">Reading 4.9 Concurrency, Synchronization and Interference</text:span></text:p>
          <text:p text:style-name="P11"/>
          <text:list>
            <text:list-item>
              <text:p text:style-name="P12"><text:span text:style-name="T5">Demo_06.java - See final page</text:span></text:p>
              <text:list>
                <text:list-header>
                  <text:p text:style-name="P16"/>
                </text:list-header>
              </text:list>
            </text:list-item>
          </text:list>
        </text:list-item>
      </text:list>
      <table:table table:name="Results" table:style-name="Results" table:template-name="Default Style">
        <table:table-column table:style-name="Results.A"/>
        <table:table-column table:style-name="Results.B"/>
        <table:table-column table:style-name="Results.C"/>
        <table:table-row table:style-name="Results.1">
          <table:table-cell table:style-name="Results.A1" office:value-type="string">
            <text:p text:style-name="P8">(without synchronization)</text:p>
          </table:table-cell>
          <table:table-cell table:style-name="Results.A1" office:value-type="string">
            <text:p text:style-name="P2">Expected Result # Units</text:p>
          </table:table-cell>
          <table:table-cell table:style-name="Results.C1" office:value-type="string">
            <text:p text:style-name="P2">Unexpected Result # time</text:p>
          </table:table-cell>
        </table:table-row>
        <table:table-row table:style-name="Results.1">
          <table:table-cell table:style-name="Results.A2" office:value-type="string">
            <text:p text:style-name="P4"><text:span text:style-name="T2">First 100 trials</text:span></text:p>
          </table:table-cell>
          <table:table-cell table:style-name="Results.A2" office:value-type="string">
            <text:p text:style-name="P4">97</text:p>
          </table:table-cell>
          <table:table-cell table:style-name="Results.C2" office:value-type="string">
            <text:p text:style-name="P4">3</text:p>
          </table:table-cell>
        </table:table-row>
        <table:table-row table:style-name="Results.1">
          <table:table-cell table:style-name="Results.A2" office:value-type="string">
            <text:p text:style-name="P6">Second 100 trials</text:p>
          </table:table-cell>
          <table:table-cell table:style-name="Results.A2" office:value-type="string">
            <text:p text:style-name="P4">99</text:p>
          </table:table-cell>
          <table:table-cell table:style-name="Results.C2" office:value-type="string">
            <text:p text:style-name="P4">1</text:p>
          </table:table-cell>
        </table:table-row>
        <table:table-row table:style-name="Results.1">
          <table:table-cell table:style-name="Results.A2" office:value-type="string">
            <text:p text:style-name="P6">Third 100 trials</text:p>
          </table:table-cell>
          <table:table-cell table:style-name="Results.A2" office:value-type="string">
            <text:p text:style-name="P4">99</text:p>
          </table:table-cell>
          <table:table-cell table:style-name="Results.C2" office:value-type="string">
            <text:p text:style-name="P4">1</text:p>
          </table:table-cell>
        </table:table-row>
        <table:table-row table:style-name="Results.1">
          <table:table-cell table:style-name="Results.A2" office:value-type="string">
            <text:p text:style-name="P6">Fourth 100 trials</text:p>
          </table:table-cell>
          <table:table-cell table:style-name="Results.A2" office:value-type="string">
            <text:p text:style-name="P4">99</text:p>
          </table:table-cell>
          <table:table-cell table:style-name="Results.C2" office:value-type="string">
            <text:p text:style-name="P4">1</text:p>
          </table:table-cell>
        </table:table-row>
      </table:table>
      <text:p text:style-name="P18"/>
      <text:list xml:id="list194034481886975" text:continue-numbering="true" text:style-name="L1">
        <text:list-item>
          <text:list>
            <text:list-item>
              <text:p text:style-name="P13">Demo07.<text:span text:style-name="T13">java</text:span> - <text:span text:style-name="T3">See final page</text:span></text:p>
            </text:list-item>
          </text:list>
        </text:list-item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(with synchronization)</text:p>
          </table:table-cell>
          <table:table-cell table:style-name="Table3.A1" office:value-type="string">
            <text:list xml:id="list2103663734" text:style-name="L7">
              <text:list-header>
                <text:p text:style-name="P3">Expected Result # Units</text:p>
              </text:list-header>
            </text:list>
          </table:table-cell>
          <table:table-cell table:style-name="Table3.C1" office:value-type="string">
            <text:list xml:id="list194034678527451" text:continue-numbering="true" text:style-name="L7">
              <text:list-header>
                <text:p text:style-name="P3">Unexpected Result # time</text:p>
              </text:list-header>
            </text:list>
          </table:table-cell>
        </table:table-row>
        <table:table-row table:style-name="Table3.1">
          <table:table-cell table:style-name="Table3.A2" office:value-type="string">
            <text:list xml:id="list194034018520129" text:continue-numbering="true" text:style-name="L7">
              <text:list-header>
                <text:p text:style-name="P7">First 100 trials</text:p>
              </text:list-header>
            </text:list>
          </table:table-cell>
          <table:table-cell table:style-name="Table3.A2" office:value-type="string">
            <text:list xml:id="list194033290862189" text:continue-numbering="true" text:style-name="L7">
              <text:list-header>
                <text:p text:style-name="P7">100</text:p>
              </text:list-header>
            </text:list>
          </table:table-cell>
          <table:table-cell table:style-name="Table3.C2" office:value-type="string">
            <text:list xml:id="list194033904161944" text:continue-numbering="true" text:style-name="L7">
              <text:list-header>
                <text:p text:style-name="P5"><text:span text:style-name="T2">0</text:span></text:p>
              </text:list-header>
            </text:list>
          </table:table-cell>
        </table:table-row>
        <table:table-row table:style-name="Table3.1">
          <table:table-cell table:style-name="Table3.A2" office:value-type="string">
            <text:list xml:id="list194034601583429" text:continue-numbering="true" text:style-name="L7">
              <text:list-header>
                <text:p text:style-name="P7">Second 100 trials</text:p>
              </text:list-header>
            </text:list>
          </table:table-cell>
          <table:table-cell table:style-name="Table3.A2" office:value-type="string">
            <text:list xml:id="list194034636074297" text:continue-numbering="true" text:style-name="L7">
              <text:list-header>
                <text:p text:style-name="P7">100</text:p>
              </text:list-header>
            </text:list>
          </table:table-cell>
          <table:table-cell table:style-name="Table3.C2" office:value-type="string">
            <text:list xml:id="list194034577380567" text:continue-numbering="true" text:style-name="L7">
              <text:list-header>
                <text:p text:style-name="P7">0</text:p>
              </text:list-header>
            </text:list>
          </table:table-cell>
        </table:table-row>
        <table:table-row table:style-name="Table3.1">
          <table:table-cell table:style-name="Table3.A2" office:value-type="string">
            <text:list xml:id="list194034995567325" text:continue-numbering="true" text:style-name="L7">
              <text:list-header>
                <text:p text:style-name="P7">Third 100 trials</text:p>
              </text:list-header>
            </text:list>
          </table:table-cell>
          <table:table-cell table:style-name="Table3.A2" office:value-type="string">
            <text:list xml:id="list194033189852116" text:continue-numbering="true" text:style-name="L7">
              <text:list-header>
                <text:p text:style-name="P7">100</text:p>
              </text:list-header>
            </text:list>
          </table:table-cell>
          <table:table-cell table:style-name="Table3.C2" office:value-type="string">
            <text:list xml:id="list194033000616977" text:continue-numbering="true" text:style-name="L7">
              <text:list-header>
                <text:p text:style-name="P7">0</text:p>
              </text:list-header>
            </text:list>
          </table:table-cell>
        </table:table-row>
      </table:table>
      <text:p text:style-name="P18"/>
      <text:list xml:id="list194034910939852" text:continue-list="list194034481886975" text:style-name="L1">
        <text:list-item>
          <text:p text:style-name="P20">Reading for Collections</text:p>
          <text:list>
            <text:list-item>
              <text:p text:style-name="P20">Efficiency</text:p>
              <text:list>
                <text:list-item>
                  <text:p text:style-name="P12"><text:span text:style-name="T14">Sorted list is able to use a binary search algorithm that reduces number of times the comparison is made to logN with both methods.</text:span></text:p>
                </text:list-item>
                <text:list-item>
                  <text:p text:style-name="P19"><text:span text:style-name="T8">ArrayCollection</text:span><text:span text:style-name="T6">—the indexed location of the last element present in the collection is already known (numElements -1) and the new item is simply added to the end, which is O(1). <text:s/></text:span><text:span text:style-name="T8">LinkedCollection</text:span><text:span text:style-name="T6">—new LLNode attaches to head pointer to the top/front of linked list, so simply O(1). <text:s text:c="2"/></text:span><text:span text:style-name="T8">SortedArrayCollection</text:span><text:span text:style-name="T6">—this is O(N) because it inserts elements in middle of array requiring the remaining elements to all be shifted, which is O(N); furthermore, this implementation is unbounded so it can be worse than O(N) when enlarge() method gets used inside of add().</text:span></text:p>
                </text:list-item>
                <text:list-item>
                  <text:p text:style-name="P19"><text:span text:style-name="T6">Returning the value of numElements is a complexity </text:span>O(1) <text:span text:style-name="T15">operation</text:span>. </text:p>
                </text:list-item>
              </text:list>
            </text:list-item>
            <text:list-item>
              <text:p text:style-name="P20">equals() method <text:span text:style-name="T16">is useful </text:span>for checking contents (<text:span text:style-name="T16">when </text:span>not comparing); its signature is <text:span text:style-name="T7">public boolean equals(Object o)</text:span>. <text:s/><text:span text:style-name="T16">And, it i</text:span>nherits from <text:span text:style-name="T16">the </text:span>Object class.</text:p>
            </text:list-item>
            <text:list-item>
              <text:p text:style-name="P20">Comparable interface; <text:span text:style-name="T16">there is </text:span>one abstract method <text:span text:style-name="T16">only </text:span>in <text:span text:style-name="T16">the </text:span>interface, which is compareTo<text:span text:style-name="T16">()</text:span>, its signature is <text:span text:style-name="T7">int compareTo(Object o)</text:span>. <text:s text:c="2"/>In the example <text:span text:style-name="T16">changing to a </text:span>comparable implementation, <text:span text:style-name="T16">by </text:span>adding <text:span text:style-name="T9">implements Comparable&lt;K&gt; </text:span><text:span text:style-name="T10">to </text:span><text:span text:style-name="T11">the </text:span><text:span text:style-name="T10">class.</text:span> </text:p>
            </text:list-item>
            <text:list-item>
              <text:p text:style-name="P20"><text:span text:style-name="T12">Section 5.4, results for the 8 tests with reasoning</text:span></text:p>
              <text:list>
                <text:list-item>
                  <text:p text:style-name="P21">c1==c1, True because <text:span text:style-name="T16">while it </text:span>compar<text:span text:style-name="T16">es </text:span>references not <text:span text:style-name="T16">the values/</text:span>contents it <text:span text:style-name="T16">will be </text:span>true <text:span text:style-name="T16">because these are actually the same reference cells.</text:span></text:p>
                </text:list-item>
                <text:list-item>
                  <text:p text:style-name="P21">c1==c2, False because <text:span text:style-name="T16">the references are not the same</text:span></text:p>
                </text:list-item>
                <text:list-item>
                  <text:p text:style-name="P21">c1==c3, False because <text:span text:style-name="T16">the references are not the same</text:span></text:p>
                </text:list-item>
                <text:list-item>
                  <text:p text:style-name="P21"><text:soft-page-break/>c1==c4, False <text:span text:style-name="T16">because the references are not the same</text:span></text:p>
                </text:list-item>
                <text:list-item>
                  <text:p text:style-name="P21">c1.equals(c1), True <text:span text:style-name="T16">the </text:span>equals method <text:span text:style-name="T16">will evaluate to </text:span>equal, since 5==5.</text:p>
                </text:list-item>
                <text:list-item>
                  <text:p text:style-name="P21">c1.equals(c2), True <text:span text:style-name="T16">again because </text:span>5==5.</text:p>
                </text:list-item>
                <text:list-item>
                  <text:p text:style-name="P21">c1.equals(c3), False because <text:span text:style-name="T16">the circle </text:span>radius is different for <text:span text:style-name="T16">the two </text:span>circle<text:span text:style-name="T16">s. <text:s text:c="2"/>(5!=15)</text:span></text:p>
                </text:list-item>
                <text:list-item>
                  <text:p text:style-name="P21">c1.equals(c4) <text:s text:c="2"/>False, <text:span text:style-name="T16">can’t </text:span>compar<text:span text:style-name="T16">e </text:span>null to a actual value for radius.</text:p>
                </text:list-item>
              </text:list>
            </text:list-item>
            <text:list-item>
              <text:p text:style-name="P21">Interfaces inheritance</text:p>
              <text:list>
                <text:list-item>
                  <text:p text:style-name="P21"><text:span text:style-name="T17">Methods to implement are </text:span>RSVP(), and doSecurityCheck()</text:p>
                </text:list-item>
                <text:list-item>
                  <text:p text:style-name="P21"><text:span text:style-name="T17">Methods to be impemented are </text:span>RSVP(), checkID(), and findPartner()</text:p>
                </text:list-item>
              </text:list>
            </text:list-item>
          </text:list>
        </text:list-item>
      </text:list>
      <text:p text:style-name="P22"/>
      <text:p text:style-name="P22"/>
      <text:p text:style-name="P23">SCROLL TO NEXT PAGE FOR THE MODIFIED CODE OF DEMO07 AND DEMO06</text:p>
      <text:p text:style-name="P24">Demo_06.java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76900144" text:style-name="L5">
              <text:list-item>
                <text:p text:style-name="P9">package ch04.concurrency;</text:p>
              </text:list-item>
              <text:list-item>
                <text:p text:style-name="P9">import ch04.threads.*;</text:p>
              </text:list-item>
              <text:list-item>
                <text:p text:style-name="P9">import ch04.queues.*;</text:p>
              </text:list-item>
              <text:list-item>
                <text:p text:style-name="P9">//modified for repeated trials and to report average results</text:p>
              </text:list-item>
              <text:list-item>
                <text:p text:style-name="P9">public class Demo06 {</text:p>
              </text:list-item>
              <text:list-item>
                <text:p text:style-name="P9"><text:tab/>public static void main(String[] args) throws InterruptedExceptio<text:span text:style-name="T1">n </text:span>{</text:p>
              </text:list-item>
              <text:list-item>
                <text:p text:style-name="P9"><text:tab/><text:tab/>int expectedResults = 0;<text:tab/></text:p>
              </text:list-item>
              <text:list-item>
                <text:p text:style-name="P9"><text:tab/><text:tab/>int unexpectedResults = 0;<text:tab/></text:p>
              </text:list-item>
              <text:list-item>
                <text:p text:style-name="P9"><text:tab/><text:tab/>for(int a = 1; a&lt;=100; a++){</text:p>
              </text:list-item>
              <text:list-item>
                <text:p text:style-name="P9"><text:tab/><text:tab/><text:tab/>try{</text:p>
              </text:list-item>
              <text:list-item>
                <text:p text:style-name="P9"><text:tab/><text:tab/><text:tab/><text:tab/>int LIMIT = 100;</text:p>
              </text:list-item>
              <text:list-item>
                <text:p text:style-name="P9"><text:tab/><text:tab/><text:tab/><text:tab/>SyncCounter <text:s/>c = new SyncCounter();</text:p>
              </text:list-item>
              <text:list-item>
                <text:p text:style-name="P9"><text:tab/><text:tab/><text:tab/><text:tab/>QueueInterface&lt;Integer&gt; q;</text:p>
              </text:list-item>
              <text:list-item>
                <text:p text:style-name="P9"><text:tab/><text:tab/><text:tab/><text:tab/>q = new ArrayBoundedQueue&lt;Integer&gt;(LIMIT);</text:p>
              </text:list-item>
              <text:list-item>
                <text:p text:style-name="P9"><text:tab/><text:tab/><text:tab/><text:tab/>for (int i = 1; i &lt;= LIMIT; i++)</text:p>
              </text:list-item>
              <text:list-item>
                <text:p text:style-name="P9"><text:tab/><text:tab/><text:tab/><text:tab/><text:tab/>q.enqueue(i);</text:p>
              </text:list-item>
              <text:list-item>
                <text:p text:style-name="P9"><text:tab/><text:tab/><text:tab/><text:tab/>Runnable r1 = new IncreaseFromArray(c, q);</text:p>
              </text:list-item>
              <text:list-item>
                <text:p text:style-name="P9"><text:tab/><text:tab/><text:tab/><text:tab/>Runnable r2 = new IncreaseFromArray(c, q);</text:p>
              </text:list-item>
              <text:list-item>
                <text:p text:style-name="P9"><text:tab/><text:tab/><text:tab/><text:tab/>Thread <text:s text:c="2"/>t1 = new Thread(r1);</text:p>
              </text:list-item>
              <text:list-item>
                <text:p text:style-name="P9"><text:tab/><text:tab/><text:tab/><text:tab/>Thread <text:s text:c="2"/>t2 = new Thread(r2);</text:p>
              </text:list-item>
              <text:list-item>
                <text:p text:style-name="P9"><text:tab/><text:tab/><text:tab/><text:tab/>t1.start(); <text:s/>t2.start();</text:p>
              </text:list-item>
              <text:list-item>
                <text:p text:style-name="P9"><text:tab/><text:tab/><text:tab/><text:tab/>t1.join(); <text:s text:c="2"/>t2.join();</text:p>
              </text:list-item>
              <text:list-item>
                <text:p text:style-name="P9"><text:tab/><text:tab/><text:tab/><text:tab/>if(c.getCount()==5050)</text:p>
              </text:list-item>
              <text:list-item>
                <text:p text:style-name="P9"><text:tab/><text:tab/><text:tab/><text:tab/><text:tab/>expectedResults++;</text:p>
              </text:list-item>
              <text:list-item>
                <text:p text:style-name="P9"><text:tab/><text:tab/><text:tab/><text:tab/>else</text:p>
              </text:list-item>
              <text:list-item>
                <text:p text:style-name="P9"><text:tab/><text:tab/><text:tab/><text:tab/><text:tab/>unexpectedResults++;</text:p>
              </text:list-item>
              <text:list-item>
                <text:p text:style-name="P9"><text:tab/><text:tab/><text:tab/>} catch (InterruptedException e) {; }}</text:p>
              </text:list-item>
              <text:list-item>
                <text:p text:style-name="P9"><text:tab/><text:tab/>System.out.println("Expected: " + (expectedResults) + "\nUnexpected: " + (unexpectedResults));</text:p>
              </text:list-item>
              <text:list-item>
                <text:p text:style-name="P9"><text:tab/>}}</text:p>
              </text:list-item>
            </text:list>
          </table:table-cell>
        </table:table-row>
      </table:table>
      <text:list xml:id="list4080238115" text:style-name="L8">
        <text:list-item>
          <text:list>
            <text:list-item>
              <text:list>
                <text:list-header>
                  <text:p text:style-name="P15"/>
                </text:list-header>
              </text:list>
            </text:list-item>
          </text:list>
        </text:list-item>
      </text:list>
      <text:p text:style-name="P17">Demo_07.java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package ch04.concurrency;</text:p>
            <text:p text:style-name="P10">import ch04.threads.*;</text:p>
            <text:p text:style-name="P10">import ch04.queues.*;</text:p>
            <text:p text:style-name="P10">public class Demo07 {</text:p>
            <text:p text:style-name="P10"><text:tab/>public static void main(String[] args) throws InterruptedException {</text:p>
            <text:p text:style-name="P10"><text:tab/>int expectedResults = 0;<text:tab/></text:p>
            <text:p text:style-name="P10"><text:tab/>int unexpectedResults = 0;</text:p>
            <text:p text:style-name="P10"><text:tab/>for(int a = 1; a&lt;=100; a++){</text:p>
            <text:p text:style-name="P10"><text:tab/><text:tab/>try{</text:p>
            <text:p text:style-name="P10"><text:tab/><text:tab/><text:tab/>int LIMIT = 100;</text:p>
            <text:p text:style-name="P10"><text:tab/><text:tab/><text:tab/>SyncCounter <text:s/>c = new SyncCounter();</text:p>
            <text:p text:style-name="P10"><text:tab/><text:tab/><text:tab/>QueueInterface&lt;Integer&gt; q;</text:p>
            <text:p text:style-name="P10"><text:tab/><text:tab/><text:tab/>q = new SyncArrayBoundedQueue&lt;Integer&gt;(LIMIT);</text:p>
            <text:p text:style-name="P10"><text:tab/><text:tab/><text:tab/>for (int i = 1; i &lt;= LIMIT; i++)</text:p>
            <text:p text:style-name="P10"><text:tab/><text:tab/><text:tab/><text:tab/>q.enqueue(i);</text:p>
            <text:p text:style-name="P10"><text:tab/><text:tab/><text:tab/>Runnable r1 = new IncreaseFromArray(c, q);</text:p>
            <text:p text:style-name="P10"><text:tab/><text:tab/><text:tab/>Runnable r2 = new IncreaseFromArray(c, q);</text:p>
            <text:p text:style-name="P10"><text:tab/><text:tab/><text:tab/>Thread <text:s text:c="2"/>t1 = new Thread(r1);</text:p>
            <text:p text:style-name="P10"><text:tab/><text:tab/><text:tab/>Thread <text:s text:c="2"/>t2 = new Thread(r2);</text:p>
            <text:p text:style-name="P10"><text:tab/><text:tab/><text:tab/>t1.start(); <text:s/>t2.start();</text:p>
            <text:p text:style-name="P10"><text:tab/><text:tab/><text:tab/>t1.join(); <text:s text:c="2"/>t2.join();</text:p>
            <text:p text:style-name="P10"><text:tab/><text:tab/><text:tab/>if(c.getCount()==5050)</text:p>
            <text:p text:style-name="P10"><text:tab/><text:tab/><text:tab/><text:tab/>expectedResults++;</text:p>
            <text:p text:style-name="P10"><text:tab/><text:tab/><text:tab/>else</text:p>
            <text:p text:style-name="P10"><text:tab/><text:tab/><text:tab/><text:tab/>unexpectedResults++;</text:p>
            <text:p text:style-name="P10"><text:tab/><text:tab/>} catch (InterruptedException e) { ; }}</text:p>
            <text:p text:style-name="P10"><text:tab/>System.out.println("Expected: " + (expectedResults) + "\nUnexpected: " + (unexpectedResults));</text:p>
            <text:p text:style-name="P10">}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18:47.523671395</meta:creation-date>
    <meta:editing-duration>PT5H50M38S</meta:editing-duration>
    <meta:editing-cycles>22</meta:editing-cycles>
    <meta:generator>LibreOffice/6.0.1.1$Linux_X86_64 LibreOffice_project/00m0$Build-1</meta:generator>
    <dc:date>2019-03-31T19:40:27.904025151</dc:date>
    <meta:print-date>2019-03-31T19:20:25.479838920</meta:print-date>
    <meta:document-statistic meta:table-count="4" meta:image-count="0" meta:object-count="0" meta:page-count="3" meta:paragraph-count="114" meta:word-count="663" meta:character-count="4405" meta:non-whitespace-character-count="3736"/>
  </office:meta>
</office:document-meta>
</file>